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Lato" svg:font-family="Lato, 'Lucida Sans Unicode', 'Lucida Grande', sans-serif"/>
    <style:font-face style:name="OpenSymbol" svg:font-family="OpenSymbol"/>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margin-top="0in" fo:margin-bottom="0in" fo:line-height="200%" fo:text-align="center" style:justify-single-word="false"/>
    </style:style>
    <style:style style:name="P4" style:family="paragraph" style:parent-style-name="Text_20_body">
      <style:paragraph-properties fo:line-height="200%"/>
    </style:style>
    <style:style style:name="P5" style:family="paragraph" style:parent-style-name="Text_20_body" style:list-style-name="L1">
      <style:paragraph-properties fo:line-height="200%"/>
    </style:style>
    <style:style style:name="P6" style:family="paragraph" style:parent-style-name="Text_20_body">
      <style:paragraph-properties fo:margin-top="0in" fo:margin-bottom="0.0835in" fo:line-height="200%" fo:text-align="start" style:justify-single-word="false"/>
    </style:style>
    <style:style style:name="P7" style:family="paragraph" style:parent-style-name="Header">
      <style:paragraph-properties fo:text-align="end" style:justify-single-word="false"/>
    </style:style>
    <style:style style:name="T1" style:family="text">
      <style:text-properties style:font-name="TimesNewRomanPSMT" fo:font-size="12pt"/>
    </style:style>
    <style:style style:name="T2" style:family="text">
      <style:text-properties style:font-name="TimesNewRomanPSMT" fo:font-size="12pt" fo:font-style="italic" style:font-style-asian="italic" style:font-style-complex="italic"/>
    </style:style>
    <style:style style:name="T3" style:family="text">
      <style:text-properties style:font-name="TimesNewRomanPSMT" fo:font-size="12pt" fo:font-style="italic" fo:font-weight="normal" style:font-style-asian="italic" style:font-weight-asian="normal" style:font-style-complex="italic" style:font-weight-complex="normal"/>
    </style:style>
    <style:style style:name="T4" style:family="text">
      <style:text-properties style:font-name="TimesNewRomanPSMT" fo:font-size="12pt" fo:font-weight="bold" style:font-weight-asian="bold" style:font-weight-complex="bold"/>
    </style:style>
    <style:style style:name="T5" style:family="text">
      <style:text-properties style:font-name="TimesNewRomanPSMT" fo:font-size="12pt" fo:font-style="normal" style:font-style-asian="normal" style:font-style-complex="normal"/>
    </style:style>
    <style:style style:name="T6" style:family="text">
      <style:text-properties style:font-name="TimesNewRomanPSMT" fo:font-size="12pt" fo:font-style="normal" fo:font-weight="bold" style:font-style-asian="normal" style:font-weight-asian="bold" style:font-style-complex="normal" style:font-weight-complex="bold"/>
    </style:style>
    <style:style style:name="T7" style:family="text">
      <style:text-properties style:font-name="TimesNewRomanPSMT" fo:font-size="12pt" fo:font-style="normal" fo:font-weight="normal" style:font-style-asian="normal" style:font-weight-asian="normal" style:font-style-complex="normal" style:font-weight-complex="normal"/>
    </style:style>
    <style:style style:name="T8" style:family="text">
      <style:text-properties style:font-name="TimesNewRomanPSMT" fo:font-size="12pt" fo:font-weight="normal" style:font-weight-asian="normal" style:font-weight-complex="normal"/>
    </style:style>
    <style:style style:name="T9" style:family="text">
      <style:text-properties style:font-name="TimesNewRomanPS" fo:font-size="12pt" fo:font-style="italic" fo:font-weight="bold"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w Dirksen</text:p>
      <text:p text:style-name="P1">Erin Briddick</text:p>
      <text:p text:style-name="P1">COMM-111-0-31023 - Public Speaking</text:p>
      <text:p text:style-name="P1">Tuesday, July 24, 2018</text:p>
      <text:p text:style-name="P3">Informative Speech Reflection</text:p>
      <text:p text:style-name="P6"><text:span text:style-name="T5"><text:tab/></text:span><text:span text:style-name="T6">Invention</text:span><text:span text:style-name="T5">. For my informative speech, I choose a topic that interested me. I expected it would be fun to research and easy to talk about. In retrospect, it probably only interested one or two of my classmates. Attempting to avoid the jargon related to my topic was a challenge, and bit clumsy to write.</text:span></text:p>
      <text:p text:style-name="P4"><text:span text:style-name="T5"><text:s/><text:tab/></text:span><text:span text:style-name="T6">Organization</text:span><text:span text:style-name="T5">. The speech was likely effectively organized at it's core, but their was cruft: things that should have been left out. The cruft significantly distracted from the structure of the speech. Organization was topical, which is fitting for a math lecture.</text:span></text:p>
      <text:p text:style-name="P4"><text:span text:style-name="T2"><text:tab/></text:span><text:span text:style-name="T6">Style</text:span><text:span text:style-name="T5">. I was too busy worrying about what to say; I had trouble thinking about style. The speech stayed informative. The only persuasive sounding language occurred when I attempted to garner interest in the topic (explaining how useful the higher order functions are to me personally).</text:span></text:p>
      <text:p text:style-name="P4"><text:span text:style-name="T6"><text:tab/>Research. </text:span><text:span text:style-name="T7">My research drew from two educational sources, both of which I had reviewed in previously. The two sources I uses didn't contain statistics, testimony, narratives, or anecdotes. I didn't quote any facts, reuse any examples or comparisons, or restate any verbage directly. I did, however, summarize content from the two sources in my own words. Summaries seem appropriate for an informative paper in this field.</text:span></text:p>
      <text:p text:style-name="P4"><text:span text:style-name="T5"><text:tab/></text:span><text:span text:style-name="T6">Rehearsal</text:span><text:span text:style-name="T5">. I rehearsed my speech to myself, without a timer. Rehearsing without a real audience allowed me to slowly think through the speech; it useful as a proofreading and planning exercise, but didn't serve well as practice. Rehearsing to an audience, even if that audience is only a video camera would have helped me make my speech more fluid, perhaps showing me which </text:span><text:soft-page-break/><text:span text:style-name="T5">unnecessary parts to remove. A timer would have been super useful as my estimate of how long the speech would take was way off.</text:span></text:p>
      <text:p text:style-name="P4"><text:span text:style-name="T1"><text:tab/></text:span><text:span text:style-name="T4">Delivery</text:span><text:span text:style-name="T1"> is where I floundered. Somehow I managed to keep my head in my notes</text:span><text:span text:style-name="T4"> </text:span><text:span text:style-name="T8">but still not know what to say. After attempting some whiteboard visuals (which didn't work well), I unintentionally started using the whiteboard as an adapter, looking back at it for no good reason. Another adapter I used was my note cards; I fiddled with them, stared a them blankly, tried to set them down, and even dropped them at one point. In my next speech, I'm going to try keeping my feet in the same place the whole time. Maybe the set location will help me to focus, and minimize my access to adapters. I din't employ gestures, which I think was ok for that particular speech. Eye contact didn't happen; I was too busy staring at my notes and the whiteboard. Despite my best efforts, I used the words “um” “uhh” extensively. Finally, I was a bit sleep deprived as a new father. Those zombie style fillers will probably be avoidable if I don't </text:span><text:span text:style-name="T3">feel </text:span><text:span text:style-name="T7">like a zombie next time. I was nervous, and it made me stumble. Some power posing would have helped with that.</text:span></text:p>
      <text:p text:style-name="P4"><text:span text:style-name="T8">Major ways to improve:</text:span></text:p>
      <text:list xml:id="list8011665586846713977" text:style-name="L1">
        <text:list-item>
          <text:p text:style-name="P5"><text:span text:style-name="T8">Get more sleep, maybe send the kid off to grandma's the night before.</text:span></text:p>
        </text:list-item>
        <text:list-item>
          <text:p text:style-name="P5"><text:span text:style-name="T8">Consider a more globally interesting topic.</text:span></text:p>
        </text:list-item>
        <text:list-item>
          <text:p text:style-name="P5"><text:span text:style-name="T8">Rehearse with a timer</text:span></text:p>
        </text:list-item>
        <text:list-item>
          <text:p text:style-name="P5"><text:span text:style-name="T8">Rehearse in front of a person or camera.</text:span></text:p>
        </text:list-item>
        <text:list-item>
          <text:p text:style-name="P5"><text:span text:style-name="T8">Remove uninteresting content.</text:span></text:p>
        </text:list-item>
        <text:list-item>
          <text:p text:style-name="P5"><text:span text:style-name="T8">Power pose.</text:span></text:p>
        </text:list-item>
      </text:list>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Lato" svg:font-family="Lato, 'Lucida Sans Unicode', 'Lucida Grande', sans-serif"/>
    <style:font-face style:name="OpenSymbol" svg:font-family="OpenSymbol"/>
    <style:font-face style:name="TimesNewRomanPS" svg:font-family="TimesNewRomanPS"/>
    <style:font-face style:name="TimesNewRomanPSMT" svg:font-family="TimesNewRomanPSMT"/>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irksen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24T16:25:33</meta:creation-date>
    <dc:date>2018-07-24T17:48:51</dc:date>
    <meta:editing-duration>PT11M38S</meta:editing-duration>
    <meta:editing-cycles>2</meta:editing-cycles>
    <meta:generator>OpenOffice/4.1.5$Unix OpenOffice.org_project/415m1$Build-9789</meta:generator>
    <meta:document-statistic meta:table-count="0" meta:image-count="0" meta:object-count="0" meta:page-count="2" meta:paragraph-count="19" meta:word-count="549" meta:character-count="3187"/>
  </office:meta>
</office:document-meta>
</file>